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12pt" fo:font-weight="bold" officeooo:paragraph-rsid="001e2f14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FreeSans" fo:font-size="11pt" officeooo:rsid="001e2f14" officeooo:paragraph-rsid="001c5e9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FreeSans" fo:font-size="11pt" officeooo:rsid="001e2f14" officeooo:paragraph-rsid="001e2f14" style:font-size-asian="11pt" style:font-size-complex="11pt"/>
    </style:style>
    <style:style style:name="P4" style:family="paragraph" style:parent-style-name="Standard">
      <style:text-properties style:font-name="FreeSans" fo:font-size="11pt" officeooo:paragraph-rsid="001e2f14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fo:font-size="11pt" officeooo:rsid="001e2f14" officeooo:paragraph-rsid="001e2f14" style:font-size-asian="11pt" style:font-size-complex="11pt"/>
    </style:style>
    <style:style style:name="P6" style:family="paragraph" style:parent-style-name="Standard">
      <style:text-properties fo:font-size="11pt" officeooo:rsid="001e2f14" officeooo:paragraph-rsid="001e2f14" style:font-size-asian="11pt" style:font-size-complex="11pt"/>
    </style:style>
    <style:style style:name="P7" style:family="paragraph" style:parent-style-name="Text_20_body">
      <style:text-properties style:font-name="FreeSans" fo:font-size="10pt" officeooo:rsid="001e2f14" officeooo:paragraph-rsid="001e2f14" style:font-size-asian="10pt" style:font-size-complex="10pt"/>
    </style:style>
    <style:style style:name="P8" style:family="paragraph" style:parent-style-name="Heading_20_1">
      <style:text-properties style:font-name="FreeSans" fo:font-size="12pt" officeooo:rsid="001e2f14" officeooo:paragraph-rsid="001e2f14" style:font-size-asian="12pt" style:font-size-complex="12pt"/>
    </style:style>
    <style:style style:name="P9" style:family="paragraph" style:parent-style-name="Title">
      <style:paragraph-properties fo:margin-top="0.323cm" fo:margin-bottom="0.111cm" loext:contextual-spacing="false" fo:text-align="start" style:justify-single-word="false"/>
      <style:text-properties style:font-name="FreeSans" fo:font-size="12pt" style:font-size-asian="12pt" style:font-size-complex="12pt"/>
    </style:style>
    <style:style style:name="T1" style:family="text">
      <style:text-properties officeooo:rsid="001c5e9e"/>
    </style:style>
    <style:style style:name="T2" style:family="text">
      <style:text-properties officeooo:rsid="001e2f14"/>
    </style:style>
    <style:style style:name="T3" style:family="text">
      <style:text-properties style:font-name="FreeSans" fo:font-weight="bold" style:font-weight-asian="bold" style:font-weight-complex="bold"/>
    </style:style>
    <style:style style:name="T4" style:family="text">
      <style:text-properties style:font-name="FreeSans" fo:font-weight="bold" officeooo:rsid="001e2f14" style:font-weight-asian="bold" style:font-weight-complex="bold"/>
    </style:style>
    <style:style style:name="T5" style:family="text">
      <style:text-properties style:font-name="FreeSans" fo:font-weight="normal" style:font-weight-asian="normal" style:font-weight-complex="normal"/>
    </style:style>
    <style:style style:name="T6" style:family="text">
      <style:text-properties style:font-name="FreeSans" fo:font-weight="normal" officeooo:rsid="001e2f14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e2f14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2f14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latório de Entrega de Trabalho</text:p>
      <text:p text:style-name="P1">Disciplina de <text:span text:style-name="T1">P</text:span>rogramação Paralela (PP) – Prof. <text:span text:style-name="T2">Marcelo Veiga Neves</text:span></text:p>
      <text:p text:style-name="P2"><text:span text:style-name="T8"/></text:p>
      <text:section text:style-name="Sect1" text:name="Seção1">
        <text:p text:style-name="P4"><text:span text:style-name="T10">Alunos: </text:span><text:span text:style-name="T8">Bruno Carvalho</text:span><text:span text:style-name="T10">, </text:span><text:span text:style-name="T8">João Otávio Fanti </text:span><text:span text:style-name="T10">Exercício: </text:span><text:span text:style-name="T8">trabalho 1 de MPI (D&amp;C)</text:span></text:p>
        <text:p text:style-name="P3"><text:span text:style-name="T9">Usuários: </text:span><text:span text:style-name="T7">pp12802</text:span><text:span text:style-name="T9">, </text:span><text:span text:style-name="T7">pp12813</text:span></text:p>
        <text:p text:style-name="P3"><text:span text:style-name="T9">Entrega: </text:span><text:span text:style-name="T7">03/10/2017</text:span></text:p>
      </text:section>
      <text:p text:style-name="P2"><text:span text:style-name="T8"/></text:p>
      <text:h text:style-name="P8" text:outline-level="1">Implementação</text:h>
      <text:p text:style-name="P7">Lorem ipsum</text:p>
      <text:h text:style-name="P8" text:outline-level="1">Dificuldades encontradas</text:h>
      <text:p text:style-name="P7">Lorem ipsum</text:p>
      <text:h text:style-name="P8" text:outline-level="1">Testes</text:h>
      <text:p text:style-name="P7">Lorem ipsum</text:p>
      <text:h text:style-name="P8" text:outline-level="1">Análise de desempenho</text:h>
      <text:p text:style-name="P7">Lorem ipsum</text:p>
      <text:h text:style-name="P8" text:outline-level="1">Observações finais</text:h>
      <text:p text:style-name="P7">Lorem ipsu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2" svg:font-family="FreeSans" style:font-family-generic="swiss"/>
    <style:font-face style:name="Courier 10 Pitch" svg:font-family="'Courier 10 Pitch'" style:font-pitch="fixed"/>
    <style:font-face style:name="Abyssinica SIL" svg:font-family="'Abyssinica SI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uas_20_colunas" style:display-name="Duas colunas" style:family="paragraph" style:parent-style-name="Standard">
      <style:text-properties style:font-name="FreeSans"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16:44:48.234659150</meta:creation-date>
    <dc:date>2017-10-01T17:04:16.903751855</dc:date>
    <meta:editing-duration>PT8M58S</meta:editing-duration>
    <meta:editing-cycles>1</meta:editing-cycles>
    <meta:document-statistic meta:table-count="0" meta:image-count="0" meta:object-count="0" meta:page-count="1" meta:paragraph-count="15" meta:word-count="50" meta:character-count="357" meta:non-whitespace-character-count="321"/>
    <meta:generator>LibreOffice/5.1.6.2$Linux_X86_64 LibreOffice_project/10m0$Build-2</meta:generator>
  </office:meta>
</office:document-meta>
</file>